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rsid="0026a9d5" officeooo:paragraph-rsid="0026a9d5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officeooo:rsid="001efd2f" officeooo:paragraph-rsid="001efd2f"/>
    </style:style>
    <style:style style:name="P8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2493d9" officeooo:paragraph-rsid="002493d9" style:font-size-asian="12pt" style:font-size-complex="12pt"/>
    </style:style>
    <style:style style:name="P9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2493d9" style:font-size-asian="12pt" style:font-size-complex="12pt"/>
    </style:style>
    <style:style style:name="P10" style:family="paragraph" style:parent-style-name="Table_20_Contents" style:list-style-name="L1">
      <style:text-properties officeooo:paragraph-rsid="001fb3ab"/>
    </style:style>
    <style:style style:name="P11" style:family="paragraph" style:parent-style-name="Table_20_Contents" style:list-style-name="L1">
      <style:text-properties officeooo:rsid="001efd2f" officeooo:paragraph-rsid="001efd2f"/>
    </style:style>
    <style:style style:name="P12" style:family="paragraph" style:parent-style-name="Table_20_Contents">
      <style:text-properties officeooo:rsid="00276576" officeooo:paragraph-rsid="00276576"/>
    </style:style>
    <style:style style:name="P13" style:family="paragraph" style:parent-style-name="Table_20_Contents">
      <style:text-properties officeooo:paragraph-rsid="0027d292"/>
    </style:style>
    <style:style style:name="P14" style:family="paragraph" style:parent-style-name="Table_20_Contents">
      <style:text-properties officeooo:paragraph-rsid="00214c90"/>
    </style:style>
    <style:style style:name="P15" style:family="paragraph" style:parent-style-name="Table_20_Contents">
      <style:paragraph-properties fo:margin-left="1.251cm" fo:margin-right="0cm" fo:text-indent="0cm" style:auto-text-indent="false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2d08e"/>
    </style:style>
    <style:style style:name="T5" style:family="text">
      <style:text-properties officeooo:rsid="002493d9"/>
    </style:style>
    <style:style style:name="T6" style:family="text">
      <style:text-properties officeooo:rsid="0026a9d5"/>
    </style:style>
    <style:style style:name="T7" style:family="text">
      <style:text-properties officeooo:rsid="00276576"/>
    </style:style>
    <style:style style:name="T8" style:family="text">
      <style:text-properties officeooo:rsid="0027d2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6">Riordinamento risultati della </text:span>Ricerca <text:span text:style-name="T2">avanzata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Utenti iscritti al sistema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text:span text:style-name="T5">;</text:span></text:p>
            <text:p text:style-name="P4">L'utente ha effettuato almeno una ricerca avanzata andata a buon fine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13"><text:span text:style-name="T8">1.L'utente preme sul nome di un campo visualizzato.</text:span></text:p>
            <text:p text:style-name="P14"/>
            <text:p text:style-name="P15"><text:span text:style-name="T8">2</text:span>. Il sistema mostra i risultati della ricerca, <text:span text:style-name="T8">riordinati in ordine lessicografico, in base al campo premuto.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2">Il sistema mostra i risultati riordinati secondo le preferenze dell'utente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/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7">L'utente</text:span> deve poter <text:span text:style-name="T7">riordinare</text:span> <text:span text:style-name="T7">la lista dei risultati, in base alle sue preferenze,</text:span> <text:s/>in meno di <text:span text:style-name="T7">3</text:span> secondi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7M42S</meta:editing-duration>
    <meta:editing-cycles>8</meta:editing-cycles>
    <meta:generator>LibreOffice/3.6$Windows_x86 LibreOffice_project/da8c1e6-fd468f4-454e206-f42a4a9-143cfd</meta:generator>
    <dc:date>2012-10-18T12:09:01.91</dc:date>
    <meta:document-statistic meta:table-count="1" meta:image-count="0" meta:object-count="0" meta:page-count="1" meta:paragraph-count="17" meta:word-count="100" meta:character-count="669" meta:non-whitespace-character-count="584"/>
  </office:meta>
</office:document-meta>
</file>